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056cm" fo:min-width="6.964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978cm" fo:min-width="6.886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06cm" svg:stroke-color="#801900" draw:marker-start-width="0.358cm" draw:marker-end="Arrow" draw:marker-end-width="0.458cm" svg:stroke-opacity="70%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fill-color="#3333ff" draw:opacity="90%" draw:textarea-horizontal-align="justify" draw:textarea-vertical-align="middle" draw:auto-grow-height="false" fo:min-height="0.318cm" fo:min-width="0.0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draw:marker-start="" draw:fill-color="#ffffff" draw:opacity="30%" draw:textarea-horizontal-align="justify" draw:textarea-vertical-align="middle" draw:auto-grow-height="false" fo:min-height="2.036cm" fo:min-width="5.342cm"/>
    </style:style>
    <style:style style:name="gr11" style:family="graphic" style:parent-style-name="standard">
      <style:graphic-properties draw:stroke="none" draw:marker-start="" draw:fill-color="#ffffff" draw:opacity="10%" draw:textarea-horizontal-align="justify" draw:textarea-vertical-align="middle" draw:auto-grow-height="false" fo:min-height="2.036cm" fo:min-width="5.088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6pt"/>
    </style:style>
    <style:style style:name="P3" style:family="paragraph">
      <loext:graphic-properties draw:fill-color="#3333ff" draw:opacity="90%"/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  <style:text-properties fo:color="#ff0000" fo:font-weight="bold"/>
    </style:style>
    <style:style style:name="P6" style:family="paragraph">
      <loext:graphic-properties draw:fill="none" draw:fill-color="#ffffff"/>
      <style:text-properties fo:color="#801900" fo:font-weight="bold"/>
    </style:style>
    <style:style style:name="P7" style:family="paragraph">
      <loext:graphic-properties draw:fill-color="#ffffff" draw:opacity="30%"/>
      <style:paragraph-properties fo:text-align="center"/>
    </style:style>
    <style:style style:name="P8" style:family="paragraph">
      <style:text-properties fo:color="#3333ff"/>
    </style:style>
    <style:style style:name="P9" style:family="paragraph">
      <loext:graphic-properties draw:fill="none" draw:fill-color="#ffffff"/>
      <style:text-properties fo:color="#3333ff" fo:font-weight="bold"/>
    </style:style>
    <style:style style:name="P10" style:family="paragraph">
      <loext:graphic-properties draw:fill-color="#ffffff" draw:opacity="10%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36pt"/>
    </style:style>
    <style:style style:name="T2" style:family="text">
      <style:text-properties fo:font-size="26pt" fo:font-weight="bold" style:font-size-asian="26pt" style:font-size-complex="26pt"/>
    </style:style>
    <style:style style:name="T3" style:family="text">
      <style:text-properties fo:font-weight="bold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color="#ff0000" fo:font-weight="bold"/>
    </style:style>
    <style:style style:name="T6" style:family="text">
      <style:text-properties fo:color="#8019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668cm" svg:height="4.786cm" svg:x="2.286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9.63513022853449cm 4.24189044541672cm)" svg:viewBox="0 0 4821 2443" svg:d="M0 2229c554-100 1070 375 1643 155 583-223 1164-595 1549-1464 512-1150 1067-889 1629-906">
          <text:p/>
        </draw:path>
        <draw:line draw:style-name="gr3" draw:text-style-name="P1" draw:layer="layout" svg:x1="7.52cm" svg:y1="8.722cm" svg:x2="7.52cm" svg:y2="7.012cm">
          <text:p/>
        </draw:line>
        <draw:frame draw:style-name="gr4" draw:text-style-name="P2" draw:layer="layout" svg:width="1.27cm" svg:height="1.673cm" svg:x="1.016cm" svg:y="3.048cm">
          <draw:text-box>
            <text:p><text:span text:style-name="T1">A</text:span></text:p>
          </draw:text-box>
        </draw:frame>
        <draw:line draw:style-name="gr3" draw:text-style-name="P1" draw:layer="layout" svg:x1="12.7cm" svg:y1="6.477cm" svg:x2="11.23cm" svg:y2="6.504cm">
          <text:p/>
        </draw:line>
        <draw:line draw:style-name="gr3" draw:text-style-name="P1" draw:layer="layout" svg:x1="2.54cm" svg:y1="6.377cm" svg:x2="4.064cm" svg:y2="6.404cm">
          <text:p/>
        </draw:line>
        <draw:line draw:style-name="gr3" draw:text-style-name="P1" draw:layer="layout" svg:x1="4.653cm" svg:y1="8.248cm" svg:x2="5.731cm" svg:y2="7.17cm">
          <text:p/>
        </draw:line>
        <draw:line draw:style-name="gr3" draw:text-style-name="P1" draw:layer="layout" svg:x1="10.314cm" svg:y1="8.235cm" svg:x2="9.192cm" svg:y2="7.203cm">
          <text:p/>
        </draw:line>
        <draw:line draw:style-name="gr3" draw:text-style-name="P1" draw:layer="layout" svg:x1="10.16cm" svg:y1="4.672cm" svg:x2="9.124cm" svg:y2="5.79cm">
          <text:p/>
        </draw:line>
        <draw:line draw:style-name="gr3" draw:text-style-name="P1" draw:layer="layout" svg:x1="4.975cm" svg:y1="4.539cm" svg:x2="5.777cm" svg:y2="5.835cm">
          <text:p/>
        </draw:line>
        <draw:line draw:style-name="gr3" draw:text-style-name="P1" draw:layer="layout" svg:x1="7.574cm" svg:y1="4.132cm" svg:x2="7.574cm" svg:y2="5.842cm">
          <text:p/>
        </draw:line>
        <draw:custom-shape draw:style-name="gr5" draw:text-style-name="P1" draw:layer="layout" svg:width="10.668cm" svg:height="4.786cm" svg:x="2.132cm" svg:y="1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9.48113022853449cm 11.6218904454167cm)" svg:viewBox="0 0 4821 2443" svg:d="M0 2229c554-100 1070 375 1643 155 583-223 1164-595 1549-1464 512-1150 1067-889 1629-906">
          <text:p/>
        </draw:path>
        <draw:line draw:style-name="gr3" draw:text-style-name="P1" draw:layer="layout" svg:x1="6.649cm" svg:y1="13.829cm" svg:x2="4.939cm" svg:y2="13.829cm">
          <text:p/>
        </draw:line>
        <draw:line draw:style-name="gr3" draw:text-style-name="P1" draw:layer="layout" svg:x1="12.537cm" svg:y1="13.802cm" svg:x2="11.067cm" svg:y2="13.829cm">
          <text:p/>
        </draw:line>
        <draw:line draw:style-name="gr3" draw:text-style-name="P1" draw:layer="layout" svg:x1="2.386cm" svg:y1="13.757cm" svg:x2="3.91cm" svg:y2="13.784cm">
          <text:p/>
        </draw:line>
        <draw:line draw:style-name="gr3" draw:text-style-name="P1" draw:layer="layout" svg:x1="4.826cm" svg:y1="15.548cm" svg:x2="4.521cm" svg:y2="13.982cm">
          <text:p/>
        </draw:line>
        <draw:line draw:style-name="gr3" draw:text-style-name="P1" draw:layer="layout" svg:x1="10.514cm" svg:y1="15.702cm" svg:x2="10.224cm" svg:y2="14.06cm">
          <text:p/>
        </draw:line>
        <draw:line draw:style-name="gr3" draw:text-style-name="P1" draw:layer="layout" svg:x1="9.906cm" svg:y1="11.892cm" svg:x2="10.151cm" svg:y2="13.638cm">
          <text:p/>
        </draw:line>
        <draw:line draw:style-name="gr3" draw:text-style-name="P1" draw:layer="layout" svg:x1="4.064cm" svg:y1="11.992cm" svg:x2="4.563cm" svg:y2="13.629cm">
          <text:p/>
        </draw:line>
        <draw:line draw:style-name="gr3" draw:text-style-name="P1" draw:layer="layout" svg:x1="7.757cm" svg:y1="13.829cm" svg:x2="9.467cm" svg:y2="13.829cm">
          <text:p/>
        </draw:line>
        <draw:custom-shape draw:style-name="gr5" draw:text-style-name="P1" draw:layer="layout" svg:width="10.668cm" svg:height="4.786cm" svg:x="14.74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22.0971302285345cm 4.45589044541672cm)" svg:viewBox="0 0 4821 2443" svg:d="M0 2229c554-100 1070 375 1643 155 583-223 1164-595 1549-1464 512-1150 1067-889 1629-906">
          <text:p/>
        </draw:path>
        <draw:line draw:style-name="gr6" draw:text-style-name="P1" draw:layer="layout" svg:x1="19.882cm" svg:y1="9.004cm" svg:x2="19.728cm" svg:y2="7.366cm">
          <text:p/>
        </draw:line>
        <draw:line draw:style-name="gr6" draw:text-style-name="P1" draw:layer="layout" svg:x1="25.162cm" svg:y1="6.691cm" svg:x2="23.692cm" svg:y2="6.718cm">
          <text:p/>
        </draw:line>
        <draw:line draw:style-name="gr6" draw:text-style-name="P1" draw:layer="layout" svg:x1="15.002cm" svg:y1="6.591cm" svg:x2="16.526cm" svg:y2="6.618cm">
          <text:p/>
        </draw:line>
        <draw:line draw:style-name="gr6" draw:text-style-name="P1" draw:layer="layout" svg:x1="17.115cm" svg:y1="8.462cm" svg:x2="18.193cm" svg:y2="7.384cm">
          <text:p/>
        </draw:line>
        <draw:line draw:style-name="gr6" draw:text-style-name="P1" draw:layer="layout" svg:x1="22.775cm" svg:y1="8.449cm" svg:x2="21.606cm" svg:y2="7.62cm">
          <text:p/>
        </draw:line>
        <draw:line draw:style-name="gr6" draw:text-style-name="P1" draw:layer="layout" svg:x1="22.622cm" svg:y1="4.886cm" svg:x2="21.352cm" svg:y2="5.842cm">
          <text:p/>
        </draw:line>
        <draw:line draw:style-name="gr6" draw:text-style-name="P1" draw:layer="layout" svg:x1="17.437cm" svg:y1="4.753cm" svg:x2="18.558cm" svg:y2="5.842cm">
          <text:p/>
        </draw:line>
        <draw:line draw:style-name="gr6" draw:text-style-name="P1" draw:layer="layout" svg:x1="20.036cm" svg:y1="4.346cm" svg:x2="19.828cm" svg:y2="5.842cm">
          <text:p/>
        </draw:line>
        <draw:custom-shape draw:style-name="gr5" draw:text-style-name="P1" draw:layer="layout" svg:width="10.668cm" svg:height="4.786cm" svg:x="14.748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22.0971302285345cm 11.8758904454167cm)" svg:viewBox="0 0 4821 2443" svg:d="M0 2229c554-100 1070 375 1643 155 583-223 1164-595 1549-1464 512-1150 1067-889 1629-906">
          <text:p/>
        </draw:path>
        <draw:line draw:style-name="gr6" draw:text-style-name="P1" draw:layer="layout" svg:x1="19.13cm" svg:y1="14.083cm" svg:x2="17.555cm" svg:y2="14.083cm">
          <text:p/>
        </draw:line>
        <draw:line draw:style-name="gr6" draw:text-style-name="P1" draw:layer="layout" svg:x1="25.153cm" svg:y1="14.056cm" svg:x2="23.683cm" svg:y2="14.083cm">
          <text:p/>
        </draw:line>
        <draw:line draw:style-name="gr6" draw:text-style-name="P1" draw:layer="layout" svg:x1="15.002cm" svg:y1="14.011cm" svg:x2="16.526cm" svg:y2="14.038cm">
          <text:p/>
        </draw:line>
        <draw:line draw:style-name="gr6" draw:text-style-name="P1" draw:layer="layout" svg:x1="17.073cm" svg:y1="15.811cm" svg:x2="17.796cm" svg:y2="15.294cm">
          <text:p/>
        </draw:line>
        <draw:line draw:style-name="gr6" draw:text-style-name="P1" draw:layer="layout" svg:x1="22.74cm" svg:y1="16.03cm" svg:x2="21.86cm" svg:y2="15.548cm">
          <text:p/>
        </draw:line>
        <draw:line draw:style-name="gr6" draw:text-style-name="P1" draw:layer="layout" svg:x1="22.767cm" svg:y1="12.243cm" svg:x2="22.114cm" svg:y2="12.754cm">
          <text:p/>
        </draw:line>
        <draw:line draw:style-name="gr6" draw:text-style-name="P1" draw:layer="layout" svg:x1="17.228cm" svg:y1="12.375cm" svg:x2="18.001cm" svg:y2="12.937cm">
          <text:p/>
        </draw:line>
        <draw:line draw:style-name="gr6" draw:text-style-name="P1" draw:layer="layout" svg:x1="20.373cm" svg:y1="14.111cm" svg:x2="21.947cm" svg:y2="14.056cm">
          <text:p/>
        </draw:line>
        <draw:custom-shape draw:style-name="gr7" draw:text-style-name="P3" draw:layer="layout" svg:width="0.808cm" svg:height="0.802cm" svg:x="19.42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08cm" svg:height="0.802cm" svg:x="19.319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673cm" svg:x="0.862cm" svg:y="10.284cm">
          <draw:text-box>
            <text:p><text:span text:style-name="T1">B</text:span></text:p>
          </draw:text-box>
        </draw:frame>
        <draw:frame draw:style-name="gr8" draw:text-style-name="P4" draw:layer="layout" svg:width="11.938cm" svg:height="1.276cm" svg:x="1.832cm" svg:y="9.12cm">
          <draw:text-box>
            <text:p><text:span text:style-name="T2">→</text:span><text:span text:style-name="T3"> </text:span><text:span text:style-name="T3">high contractillity</text:span></text:p>
          </draw:text-box>
        </draw:frame>
        <draw:frame draw:style-name="gr8" draw:text-style-name="P4" draw:layer="layout" svg:width="11.938cm" svg:height="1.276cm" svg:x="1.832cm" svg:y="16.42cm">
          <draw:text-box>
            <text:p><text:span text:style-name="T2">→</text:span><text:span text:style-name="T4">low</text:span><text:span text:style-name="T3"> contractillity</text:span></text:p>
          </draw:text-box>
        </draw:frame>
        <draw:line draw:style-name="gr6" draw:text-style-name="P1" draw:layer="layout" svg:x1="10.76cm" svg:y1="18.68cm" svg:x2="9.29cm" svg:y2="18.707cm">
          <text:p/>
        </draw:line>
        <draw:line draw:style-name="gr3" draw:text-style-name="P1" draw:layer="layout" svg:x1="3.952cm" svg:y1="18.607cm" svg:x2="2.482cm" svg:y2="18.634cm">
          <text:p/>
        </draw:line>
        <draw:frame draw:style-name="gr9" draw:text-style-name="P5" draw:layer="layout" svg:width="5.08cm" svg:height="0.962cm" svg:x="4.16cm" svg:y="18.166cm">
          <draw:text-box>
            <text:p><text:span text:style-name="T5">traction force</text:span></text:p>
          </draw:text-box>
        </draw:frame>
        <draw:frame draw:style-name="gr4" draw:text-style-name="P6" draw:layer="layout" svg:width="6.096cm" svg:height="1.673cm" svg:x="11.014cm" svg:y="18.126cm">
          <draw:text-box>
            <text:p><text:span text:style-name="T6">projected traction</text:span></text:p>
            <text:p><text:span text:style-name="T6">force</text:span></text:p>
          </draw:text-box>
        </draw:frame>
        <draw:custom-shape draw:style-name="gr10" draw:text-style-name="P7" draw:layer="layout" svg:width="5.842cm" svg:height="2.286cm" svg:x="10.922cm" svg:y="17.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08cm" svg:height="0.802cm" svg:x="17.392cm" svg:y="1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6.096cm" svg:height="1.673cm" svg:x="18.714cm" svg:y="18.127cm">
          <draw:text-box>
            <text:p text:style-name="P8"><text:span text:style-name="T3">force epicenter</text:span></text:p>
          </draw:text-box>
        </draw:frame>
        <draw:custom-shape draw:style-name="gr11" draw:text-style-name="P10" draw:layer="layout" svg:width="5.588cm" svg:height="2.286cm" svg:x="18.54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1:16:59.005894398</meta:creation-date>
    <meta:editing-duration>PT3M6S</meta:editing-duration>
    <meta:editing-cycles>4</meta:editing-cycles>
    <meta:generator>LibreOffice/5.1.6.2$Linux_X86_64 LibreOffice_project/10m0$Build-2</meta:generator>
    <dc:date>2020-02-27T11:31:22.989784748</dc:date>
    <meta:document-statistic meta:object-count="77"/>
  </office:meta>
</office:document-meta>
</file>